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Lohit Hindi1" svg:font-family="'Lohit Hindi'"/>
    <style:font-face style:name="OpenSymbol" svg:font-family="OpenSymbo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style:style>
    <style:style style:name="P2" style:family="paragraph" style:parent-style-name="Preformatted_20_Text">
      <style:paragraph-properties fo:margin-left="0cm" fo:margin-right="0cm" fo:margin-top="0cm" fo:margin-bottom="0cm" style:line-height-at-least="0.635cm" fo:text-align="start" style:justify-single-word="false" fo:orphans="2" fo:widows="2" fo:text-indent="0cm" style:auto-text-indent="false" fo:background-color="#ffffff" fo:padding="0cm" fo:border="none" style:writing-mode="lr-tb">
        <style:background-image/>
      </style:paragraph-properties>
    </style:style>
    <style:style style:name="P3" style:family="paragraph" style:parent-style-name="Preformatted_20_Text">
      <style:paragraph-properties fo:margin-top="0cm" fo:margin-bottom="0cm" style:line-height-at-least="0.635cm" fo:text-align="start" style:justify-single-word="false" fo:orphans="2" fo:widows="2" fo:background-color="#ffffff" fo:padding="0cm" fo:border="none" style:writing-mode="lr-tb">
        <style:background-image/>
      </style:paragraph-properties>
    </style:style>
    <style:style style:name="P4" style:family="paragraph" style:parent-style-name="Preformatted_20_Text">
      <style:paragraph-properties fo:margin-top="0cm" fo:margin-bottom="0cm" style:line-height-at-least="0.635cm" fo:text-align="start" style:justify-single-word="false" fo:orphans="2" fo:widows="2" fo:background-color="#ffffff" fo:padding="0cm" fo:border="none" style:writing-mode="lr-tb">
        <style:background-image/>
      </style:paragraph-properties>
      <style:text-properties fo:font-variant="normal" fo:text-transform="none" fo:color="#212121" style:font-name="inherit" fo:font-size="12pt" fo:letter-spacing="normal" fo:language="en" fo:country="none" fo:font-style="normal" fo:font-weight="normal"/>
    </style:style>
    <style:style style:name="P5" style:family="paragraph" style:parent-style-name="UBUcuerpoTrabajo" style:list-style-name="L1"/>
    <style:style style:name="P6" style:family="paragraph" style:parent-style-name="Heading_20_1">
      <style:paragraph-properties fo:break-before="page"/>
    </style:style>
    <style:style style:name="P7"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212121" style:font-name="inherit" fo:font-size="12pt" fo:letter-spacing="normal" fo:language="en" fo:country="none"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text:p>
      <text:p text:style-name="UBUcuerpoTrabajo">La robótica ha causado un gran impacto en el mundo actual, tanto es así, que a ninguno nos extraña ver robots en nuestra vida cotidiana, ya sea un aspirador que nos limpia la casa y cuando queda poca batería vuelve a cargar solo, o bien un robot que nos ayude con las labores de cocina… De la misma manera que la robótica aparece en el sector servicios, los robots también están presentes en el sector de la industria, tanto es así que la empresa ASTI se dedica a crear elementos automatizados como vehículos de guiado automático facilitando así un transporte intralogistico flexible, eficiente y eficaz.</text:p>
      <text:p text:style-name="UBUcuerpoTrabajo"/>
      <text:p text:style-name="UBUcuerpoTrabajo">A estos vehículos de guiado automático se los denomina AGV (automatic guided vehicles), y su función es hacer más fácil el trabajo dentro de una empresa o almacén, estos robots se programan directamente, y sus pruebas son realizadas sobre los mismos, <text:s/>lo que puede producir los siguientes inconvenientes:</text:p>
      <text:p text:style-name="UBUcuerpoTrabajo">-<text:tab/>Falta de stock </text:p>
      <text:p text:style-name="UBUcuerpoTrabajo">-<text:tab/>Daños en AGVs por una mala programación</text:p>
      <text:list xml:id="list5376728443950960932" text:style-name="L1">
        <text:list-item>
          <text:p text:style-name="P5">No disponibilidad de un entorno similar al deseado por el cliente</text:p>
          <text:p text:style-name="P5"/>
        </text:list-item>
      </text:list>
      <text:p text:style-name="UBUcuerpoTrabajo">Es aquí donde nace nuestro proyecto, la solución a los problemas descritos serian solucionados con un testeo de estos robots en un simulador. El objetivo del proyecto es aprender desarrollar un entorno, con una programación del robot dentro de este, y visualizar los comportamientos de los AGVs en función a la programación marcada, y determinar si es o no viable para la empresa invertir en esta tecnología por medio de un informe final que resuma este estudio.</text:p>
      <text:p text:style-name="UBUcuerpoTrabajo"/>
      <text:p text:style-name="UBUcuerpoTrabajo"><text:span text:style-name="inglés"><text:span text:style-name="T1">En dicho estudio deberemos de realizar inicialmente un estudio de mercado sobre las diferentes empresas que pueden utilizar esta tecnología, así como la competencia que podríamos tener, deberemos evaluar también el coste económico que podría causar para la empresa implantar esta tecnología; tanto en el coste de preparación para sus trabajadores como en el coste de licencias necesarias.</text:span></text:span></text:p>
      <text:p text:style-name="UBUcuerpoTrabajo"><text:span text:style-name="inglés"><text:span text:style-name="T1"/></text:span></text:p>
      <text:p text:style-name="UBUcuerpoTrabajo"><text:span text:style-name="inglés"><text:span text:style-name="T1">Finalmente se elavorará una previsión de amortización y se llevará a cabo una conclusión en la cual se podrá recomendar su implantación en la empresa. </text:span></text:span></text:p>
      <text:p text:style-name="UBUcuerpoTrabajo"/>
      <text:p text:style-name="P1"><text:span text:style-name="inglés"><text:span text:style-name="T2">Abstract</text:span></text:span></text:p>
      <text:p text:style-name="Abstract"><text:span text:style-name="inglés">{A </text:span><text:span text:style-name="inglés"><text:span text:style-name="T3">brief</text:span></text:span><text:span text:style-name="inglés"> presentation of the topic addressed in the project.}</text:span><text:span text:style-name="inglés"><text:note text:id="ftn0" text:note-class="footnote"><text:note-citation>1</text:note-citation><text:note-body><text:p text:style-name="Footnote">Estilo de párrafo «Abstract» Cursiva + diccionario inglés + todo el estilo «UBUcuerpoTrabajo»<text:line-break/>Estilo de carácter «inglés» Cursiva + diccionario inglés</text:p></text:note-body></text:note></text:span></text:p>
      <text:p text:style-name="P2"><text:bookmark text:name="tw-target-text"/><text:span text:style-name="inglés"><text:span text:style-name="T4">Robotics has caused a great impact in the world today, so much so, that we are not surprised to see robots in our daily life, whether it is a vacuum cleaner that cleans the house and when there is little battery reloads alone, or a Robot to help us with the kitchen work ... In the same way that robotics appears in the services sector, robots are also present in the industry sector, so much so that the company ASTI is dedicated to creating automated elements such as vehicles Of automatic guidance facilitating a flexible, efficient and effective intralogistic transport.</text:span></text:span></text:p>
      <text:p text:style-name="P3"/>
      <text:p text:style-name="P4"><text:soft-page-break/>These automatic guiding vehicles are called AGV (automatic guided vehicles), and their function is to make work easier within a company or warehouse, these robots are programmed directly, and their tests are performed on them, which can Produce the following drawbacks:</text:p>
      <text:p text:style-name="P4">- Lack of stock</text:p>
      <text:p text:style-name="P4">- Damage to VFAs due to poor programming</text:p>
      <text:p text:style-name="P4">No availability of an environment similar to the one desired by the client</text:p>
      <text:p text:style-name="P3"/>
      <text:p text:style-name="P4">It is here that our project is born, the solution to the problems described would be solved with a test of these robots in a simulator. The objective of the project is to learn to develop an environment, with a robot programming within it, and to visualize the behaviors of the AGVs in function of the marked programming, and to determine if it is viable for the company to invest in this technology through A final report summarizing this study.</text:p>
      <text:p text:style-name="P3"/>
      <text:p text:style-name="P4">In this study we will have to do initially a market study on the different companies that can use this technology, as well as the competition that we could have, we must also evaluate the economic cost that could cause for the company to implement this technology; Both in the cost of preparation for their workers and in the cost of necessary licenses.</text:p>
      <text:p text:style-name="P3"/>
      <text:p text:style-name="P4">Finally, a forecast of amortization will be discussed and a conclusion will be made in which it will be possible to recommend its implementation in the company.</text:p>
      <text:p text:style-name="Abstract"><text:span text:style-name="inglés"/></text:p>
      <text:h text:style-name="P6" text:outline-level="1"><text:span text:style-name="inglés">Introducción</text:span><text:span text:style-name="inglés"><text:note text:id="ftn2" text:note-class="footnote"><text:note-citation>2</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inglés"/></text:p>
      <text:p text:style-name="UBUcuerpoTrabajo"><text:span text:style-name="inglés"><text:span text:style-name="T1">Este proyecto es un trabajo que se realizará en colaboración con la empresa ASTI, concretamente con el tutor de mi proyecto Don Jesús Enrique Sierra Garcia, profesor de la Universidad de Burgos, y trabaja en el departamento de I+D de ASTI.</text:span></text:span></text:p>
      <text:p text:style-name="UBUcuerpoTrabajo"><text:span text:style-name="inglés"><text:span text:style-name="T1"/></text:span></text:p>
      <text:p text:style-name="UBUcuerpoTrabajo"><text:span text:style-name="inglés"><text:span text:style-name="T1">El problema planteado consiste en determinar si en dicha empresa sería viable una simulación por medio de un simulador en un ordenador de los robots que ellos mismo producen, y tambien determinar las ventajas o inconvenientes que puede producir este desarrollo.</text:span></text:span></text:p>
      <text:p text:style-name="UBUcuerpoTrabajo"><text:span text:style-name="inglés"><text:span text:style-name="T1"/></text:span></text:p>
      <text:p text:style-name="UBUcuerpoTrabajo"><text:span text:style-name="inglés"><text:span text:style-name="T1">Primeramente deberiamos de abordar el tema de la incrusión del robot dentro del propio simulador, para más tarde comunicarnos con él, y poder manejarlo demanera remota</text:span></text:span></text:p>
      <text:p text:style-name="UBUcuerpoTrabajo"><text:span text:style-name="inglés"><text:span text:style-name="T1"/></text:span></text:p>
      <text:p text:style-name="UBUcuerpoTrabajo">Como solución se propone es simulador Gazebo, es idóneo puesto que es gratuito y cuenta con un <text:s/>motor de renderizado avanzado, soporte para plugins, programación en la nube, un enorme repositorio con la mayoría de robots comerciales y una extensa gama de sensores y cámaras. Su principal ventaja es que se trata de un programa de uso gratuito y su comunidad es bastante grande, por lo que aparecen nuevos modelos de robots.</text:p>
      <text:p text:style-name="UBUcuerpoTrabajo"><text:span text:style-name="inglés"><text:span text:style-name="T1"/></text:span></text:p>
      <text:p text:style-name="UBUcuerpoTrabajo"><text:span text:style-name="inglés"><text:span text:style-name="T1">Realizaremos diferentes pruebas con diferentes robots para aprender el funcionamiento del programa, así como de la comunicación, para finalmente realizar un estudio sobre este sistema dentro de la empresa.</text:span></text:span></text:p>
      <text:p text:style-name="UBUcuerpoTrabajo"/>
      <text:p text:style-name="UBUcuerpoTrabajo">El objetivo es que de la misma manera que nos comunicamos con el robot que se encuentra dentro de nuestro simulador, podamos usarla en un futuro en un robot real una vez comprobemos si es viable usar este simulador, <text:s/>para la comunicación con el robot usaremos un sistema operativo para robots denominado ROS.</text:p>
      <text:p text:style-name="UBUcuerpoTrabajo"/>
      <text:p text:style-name="UBUcuerpoTrabajo"><text:span text:style-name="inglés"><text:span text:style-name="T1">ROS es un sistema operativo de código abierto donde existe una comunicación entre nodos (publicador/subscriptor) entre nodos, y de esta manera poder ejecutar ordenes.</text:span></text:span></text:p>
      <text:p text:style-name="UBUcuerpoTrabajo"/>
      <text:p text:style-name="UBUcuerpoTrabajo"><text:span text:style-name="inglés"><text:span text:style-name="T1">Los nodos son programas ejecutables que realizan funciones concretas, por ejemplo acceso a un motor, mapeo del entorno, planificación de rutas etc etc. Los nodos son compilados individualmente unos de otros, ejecutados y gestionados por un nodo principal (ROS Master). </text:span></text:span></text:p>
      <text:p text:style-name="UBUcuerpoTrabajo"><text:span text:style-name="inglés"><text:span text:style-name="T1"/></text:span></text:p>
      <text:p text:style-name="UBUcuerpoTrabajo"><text:span text:style-name="inglés"><text:span text:style-name="T1">Los nodos se comunican entre sin mediante el uso de mensajes, cada nodo esta escrito usando la librería cliente de ROS. La librería cliente de ROS es una colección de código que facilita el trabajo a los programadores en ROS. Mediante el uso de esta librería podemos no solo crear los nodos sino los también los publicadores y subscriptores de los mensajes y topics en los nodos, demás de los servicios y sus parámetros. Podemos utilizar esta librería tanto en C++ como en Phyton.(en nuestro caso en C++).</text:span></text:span></text:p>
      <text:p text:style-name="UBUcuerpoTrabajo"><text:span text:style-name="inglés"><text:span text:style-name="T1"/></text:span></text:p>
      <text:p text:style-name="UBUcuerpoTrabajo"><text:span text:style-name="inglés"><text:span text:style-name="T1">Más tarde de manejar toda está tecnología deberemos de ver la viabilidad que tiene implantar está tecnología en la empresa ASTI, y para concretar mejor los puntos importantes llevaremos a cabo un informe asesorando a dicha empresa sobre el uso de la simulación ROS-Gazebo en su empresa.</text:span></text:span></text:p>
      <text:p text:style-name="UBUcuerpoTrabajo"><text:span text:style-name="inglés"><text:span text:style-name="T1"/></text:span></text:p>
      <text:p text:style-name="UBUcuerpoTrabajo"><text:span text:style-name="inglés"><text:span text:style-name="T1"/></text:span></text:p>
      <text:p text:style-name="UBUcuerpoTrabajo"><text:span text:style-name="inglé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Lohit Hindi1" svg:font-family="'Lohit Hindi'"/>
    <style:font-face style:name="OpenSymbol" svg:font-family="OpenSymbol"/>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47</text:editing-cycles> <text:modification-date style:data-style-name="N103">16/may/17</text:modification-date><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5-16T18:55:54.59</dc:date>
    <dc:creator>Carmelo Basconcillos</dc:creator>
    <meta:editing-duration>PT5H29M26S</meta:editing-duration>
    <meta:editing-cycles>47</meta:editing-cycles>
    <meta:document-statistic meta:table-count="0" meta:image-count="0" meta:object-count="0" meta:page-count="3" meta:paragraph-count="33" meta:word-count="1218" meta:character-count="7343"/>
  </office:meta>
</office:document-meta>
</file>